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877cm" svg:y="15.74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318cm" svg:y="14.732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3.211cm" svg:height="5.677cm" svg:x="2.443cm" svg:y="1.689cm" presentation:class="title" presentation:user-transformed="true">
          <draw:text-box>
            <text:p text:style-name="P2"><text:span text:style-name="T1">Construcción de Servicios y Aplicaciones Audiovisuales en Internet</text:span></text:p>
          </draw:text-box>
        </draw:frame>
        <draw:frame presentation:style-name="pr1" draw:text-style-name="P3" draw:layer="layout" svg:width="23.211cm" svg:height="5.677cm" svg:x="2.794cm" svg:y="8.293cm" presentation:class="title" presentation:user-transformed="true">
          <draw:text-box>
            <text:p text:style-name="P2"><text:span text:style-name="T1">Curso 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08T18:52:10.061048836</dc:date>
    <meta:editing-duration>P7DT21H3M32S</meta:editing-duration>
    <meta:editing-cycles>495</meta:editing-cycles>
    <meta:generator>LibreOffice/6.4.6.2$Linux_X86_64 LibreOffice_project/40$Build-2</meta:generator>
    <meta:print-date>2017-10-04T10:42:29.653181544</meta:print-date>
    <meta:document-statistic meta:object-count="27"/>
  </office:meta>
</office:document-meta>
</file>